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10 Pitch" svg:font-family="'Courier 10 Pitch'" style:font-adornments="Regular" style:font-pitch="fixed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539in"/>
    </style:style>
    <style:style style:name="co4" style:family="table-column">
      <style:table-column-properties fo:break-before="auto" style:column-width="1.13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end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end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end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end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Default">
      <style:table-cell-properties fo:border-bottom="0.0008in solid #000000" fo:border-left="none" fo:border-right="none" fo:border-top="0.0008in solid #000000"/>
    </style:style>
    <style:style style:name="ce9" style:family="table-cell" style:parent-style-name="Default">
      <style:table-cell-properties fo:border-bottom="none" fo:border-left="none" fo:border-right="none" fo:border-top="0.0008in solid #000000"/>
      <style:text-properties style:font-name="Courier 10 Pitch"/>
    </style:style>
    <style:style style:name="ce10" style:family="table-cell" style:parent-style-name="Default">
      <style:text-properties style:font-name="Courier 10 Pitch"/>
    </style:style>
    <style:style style:name="ce11" style:family="table-cell" style:parent-style-name="Default">
      <style:table-cell-properties fo:border-bottom="0.0008in solid #000000" fo:border-left="none" fo:border-right="none" fo:border-top="none"/>
      <style:text-properties style:font-name="Courier 10 Pitch"/>
    </style:style>
    <style:style style:name="ce12" style:family="table-cell" style:parent-style-name="Default">
      <style:table-cell-properties fo:border-bottom="0.0008in solid #000000" fo:border-left="none" fo:border-right="none" fo:border-top="0.0008in solid #000000"/>
      <style:text-properties style:font-name="Courier 10 Pitch"/>
    </style:style>
    <style:style style:name="ce13" style:family="table-cell" style:parent-style-name="Default">
      <style:table-cell-properties fo:border-bottom="none" fo:border-left="none" fo:border-right="0.0008in solid #000000" fo:border-top="0.0008in solid #000000"/>
    </style:style>
    <style:style style:name="ce14" style:family="table-cell" style:parent-style-name="Default">
      <style:table-cell-properties fo:border-bottom="none" fo:border-left="none" fo:border-right="0.0008in solid #000000" fo:border-top="none"/>
    </style:style>
    <style:style style:name="ce15" style:family="table-cell" style:parent-style-name="Default">
      <style:table-cell-properties fo:border-bottom="0.0008in solid #000000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7" style:family="table-cell" style:parent-style-name="Default">
      <style:table-cell-properties fo:border-bottom="none" fo:border-left="none" fo:border-right="0.0008in solid #000000" fo:border-top="0.0008in solid #000000"/>
      <style:text-properties style:font-name="Courier 10 Pitch"/>
    </style:style>
    <style:style style:name="ce18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19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0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1" style:family="table-cell" style:parent-style-name="Default">
      <style:table-cell-properties fo:border-bottom="none" fo:border-left="0.0008in solid #000000" fo:border-right="0.0008in solid #000000" fo:border-top="none"/>
    </style:style>
    <style:style style:name="ce2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24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end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end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ce10"/>
        <table:table-column table:style-name="co1" table:default-cell-style-name="ce15"/>
        <table:table-column table:style-name="co1" table:default-cell-style-name="Default"/>
        <table:table-column table:style-name="co1" table:default-cell-style-name="ce17"/>
        <table:table-column table:style-name="co1" table:default-cell-style-name="ce15"/>
        <table:table-column table:style-name="co1" table:default-cell-style-name="Default"/>
        <table:table-column table:style-name="co4" table:default-cell-style-name="ce23"/>
        <table:table-column table:style-name="co4" table:default-cell-style-name="Default"/>
        <table:table-column table:style-name="co4" table:default-cell-style-name="ce25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Number to convert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>
            <text:p>2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Word of bottom loop</text:p>
          </table:table-cell>
          <table:table-cell office:value-type="string">
            <text:p>decimal representation</text:p>
          </table:table-cell>
          <table:table-cell table:style-name="Default" office:value-type="string">
            <text:p>Cumulated Sum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>
            <text:p>Word of top loop</text:p>
          </table:table-cell>
          <table:table-cell table:number-columns-repeated="3"/>
        </table:table-row>
        <table:table-row table:style-name="ro2">
          <table:table-cell office:value-type="string">
            <text:p>FFFFFFFF</text:p>
          </table:table-cell>
          <table:table-cell table:style-name="ce2" office:value-type="string">
            <text:p>FFFF63C0</text:p>
          </table:table-cell>
          <table:table-cell table:style-name="ce6" table:formula="of:=HEX2DEC([.B7])" office:value-type="float" office:value="4294927296">
            <text:p>4294927296</text:p>
          </table:table-cell>
          <table:table-cell table:style-name="ce9" table:formula="of:=DEC2HEX([.E7];9)" office:value-type="string" office:string-value="0FFFF63D4">
            <text:p>0FFFF63D4</text:p>
          </table:table-cell>
          <table:table-cell table:style-name="ce13" table:formula="of:=[.C7]+[.B4]" office:value-type="float" office:value="4294927316">
            <text:p>4294927316</text:p>
          </table:table-cell>
          <table:table-cell table:formula="of:=IF([.E7]&gt;HEX2DEC([.A7]);1;0)" office:value-type="float" office:value="0">
            <text:p>0</text:p>
          </table:table-cell>
          <table:table-cell table:formula="of:=DEC2HEX([.H7];9)" office:value-type="string" office:string-value="0FFFF63D4">
            <text:p>0FFFF63D4</text:p>
          </table:table-cell>
          <table:table-cell table:formula="of:=[.C7]+[.B4]" office:value-type="float" office:value="4294927316">
            <text:p>4294927316</text:p>
          </table:table-cell>
          <table:table-cell table:style-name="ce18" table:formula="of:=IF([.H7]&gt;HEX2DEC([.A7]);1;0)" office:value-type="float" office:value="0">
            <text:p>0</text:p>
          </table:table-cell>
          <table:table-cell table:formula="of:=DEC2HEX([.K7];8)" office:value-type="string" office:string-value="00000000">
            <text:p>00000000</text:p>
          </table:table-cell>
          <table:table-cell table:formula="of:=IF([.I7];HEX2DEC([.A7])-HEX2DEC([.L8]);0)" office:value-type="float" office:value="0">
            <text:p>0</text:p>
          </table:table-cell>
          <table:table-cell table:style-name="ce24" office:value-type="string">
            <text:p>FFFFFF80</text:p>
          </table:table-cell>
          <table:table-cell table:formula="of:=HEX2DEC([.L7])" office:value-type="float" office:value="4294967168">
            <text:p>4294967168</text:p>
          </table:table-cell>
          <table:table-cell table:number-columns-repeated="2"/>
        </table:table-row>
        <table:table-row table:style-name="ro2">
          <table:table-cell office:value-type="float" office:value="100000000">
            <text:p>100000000</text:p>
          </table:table-cell>
          <table:table-cell office:value-type="string">
            <text:p>4E20</text:p>
          </table:table-cell>
          <table:table-cell table:formula="of:=HEX2DEC([.B8])" office:value-type="float" office:value="20000">
            <text:p>20000</text:p>
          </table:table-cell>
          <table:table-cell table:formula="of:=DEC2HEX([.E8];9)" office:value-type="string" office:string-value="0FFFFB1F4">
            <text:p>0FFFFB1F4</text:p>
          </table:table-cell>
          <table:table-cell table:style-name="ce14" table:formula="of:=[.E7]+[.C8]" office:value-type="float" office:value="4294947316">
            <text:p>4294947316</text:p>
          </table:table-cell>
          <table:table-cell table:formula="of:=IF([.E8]&gt;HEX2DEC([.A7]);1;0)" office:value-type="float" office:value="0">
            <text:p>0</text:p>
          </table:table-cell>
          <table:table-cell table:formula="of:=DEC2HEX([.H8];9)" office:value-type="string" office:string-value="0FFFFB1F4">
            <text:p>0FFFFB1F4</text:p>
          </table:table-cell>
          <table:table-cell table:formula="of:=IF([.I7];[.H7]-HEX2DEC([.A8])+[.K7]+1-[.C8];[.H7]+[.C8])" office:value-type="float" office:value="4294947316">
            <text:p>4294947316</text:p>
          </table:table-cell>
          <table:table-cell table:style-name="ce19" table:formula="of:=IF([.H8]&gt;HEX2DEC([.A7]);1;0)" office:value-type="float" office:value="0">
            <text:p>0</text:p>
          </table:table-cell>
          <table:table-cell table:formula="of:=DEC2HEX([.K8];8)" office:value-type="string" office:string-value="00000000">
            <text:p>00000000</text:p>
          </table:table-cell>
          <table:table-cell table:formula="of:=IF([.I8];HEX2DEC([.A7])-HEX2DEC([.L9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HEX2DEC([.L8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2710</text:p>
          </table:table-cell>
          <table:table-cell table:style-name="ce7" table:formula="of:=HEX2DEC([.B9])" office:value-type="float" office:value="10000">
            <text:p>10000</text:p>
          </table:table-cell>
          <table:table-cell table:style-name="ce11" table:formula="of:=DEC2HEX([.E9];9)" office:value-type="string" office:string-value="0FFFFD904">
            <text:p>0FFFFD904</text:p>
          </table:table-cell>
          <table:table-cell table:formula="of:=[.E8]+[.C9]" office:value-type="float" office:value="4294957316">
            <text:p>4294957316</text:p>
          </table:table-cell>
          <table:table-cell table:formula="of:=IF([.E9]&gt;HEX2DEC([.A7]);1;0)" office:value-type="float" office:value="0">
            <text:p>0</text:p>
          </table:table-cell>
          <table:table-cell table:formula="of:=DEC2HEX([.H9];9)" office:value-type="string" office:string-value="0FFFFD904">
            <text:p>0FFFFD904</text:p>
          </table:table-cell>
          <table:table-cell table:formula="of:=IF([.I8];[.H8]-HEX2DEC([.A8])+[.K8]+1-[.C9];[.H8]+[.C9])" office:value-type="float" office:value="4294957316">
            <text:p>4294957316</text:p>
          </table:table-cell>
          <table:table-cell table:style-name="ce20" table:formula="of:=IF([.H9]&gt;HEX2DEC([.A7]);1;0)" office:value-type="float" office:value="0">
            <text:p>0</text:p>
          </table:table-cell>
          <table:table-cell table:formula="of:=DEC2HEX([.K9];8)" office:value-type="string" office:string-value="00000000">
            <text:p>00000000</text:p>
          </table:table-cell>
          <table:table-cell table:formula="of:=IF([.I9];HEX2DEC([.A7])-HEX2DEC([.L10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HEX2DEC([.L9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7D0</text:p>
          </table:table-cell>
          <table:table-cell table:style-name="ce6" table:formula="of:=HEX2DEC([.B10])" office:value-type="float" office:value="2000">
            <text:p>2000</text:p>
          </table:table-cell>
          <table:table-cell table:style-name="ce9" table:formula="of:=DEC2HEX([.E10];9)" office:value-type="string" office:string-value="0FFFFE0D4">
            <text:p>0FFFFE0D4</text:p>
          </table:table-cell>
          <table:table-cell table:style-name="ce13" table:formula="of:=[.E9]+[.C10]" office:value-type="float" office:value="4294959316">
            <text:p>4294959316</text:p>
          </table:table-cell>
          <table:table-cell table:formula="of:=IF([.E10]&gt;HEX2DEC([.A7]);1;0)" office:value-type="float" office:value="0">
            <text:p>0</text:p>
          </table:table-cell>
          <table:table-cell table:formula="of:=DEC2HEX([.H10];9)" office:value-type="string" office:string-value="0FFFFE0D4">
            <text:p>0FFFFE0D4</text:p>
          </table:table-cell>
          <table:table-cell table:formula="of:=IF([.I9];[.H9]-HEX2DEC([.A8])+[.K9]+1-[.C10];[.H9]+[.C10])" office:value-type="float" office:value="4294959316">
            <text:p>4294959316</text:p>
          </table:table-cell>
          <table:table-cell table:style-name="ce18" table:formula="of:=IF([.H10]&gt;HEX2DEC([.A7]);1;0)" office:value-type="float" office:value="0">
            <text:p>0</text:p>
          </table:table-cell>
          <table:table-cell table:formula="of:=DEC2HEX([.K10];8)" office:value-type="string" office:string-value="00000000">
            <text:p>00000000</text:p>
          </table:table-cell>
          <table:table-cell table:formula="of:=IF([.I10];HEX2DEC([.A7])-HEX2DEC([.L11]);0)" office:value-type="float" office:value="0">
            <text:p>0</text:p>
          </table:table-cell>
          <table:table-cell office:value-type="float" office:value="1890">
            <text:p>1890</text:p>
          </table:table-cell>
          <table:table-cell table:formula="of:=HEX2DEC([.L10])" office:value-type="float" office:value="6288">
            <text:p>628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A0</text:p>
          </table:table-cell>
          <table:table-cell table:formula="of:=HEX2DEC([.B11])" office:value-type="float" office:value="4000">
            <text:p>4000</text:p>
          </table:table-cell>
          <table:table-cell table:formula="of:=DEC2HEX([.E11];9)" office:value-type="string" office:string-value="0FFFFF074">
            <text:p>0FFFFF074</text:p>
          </table:table-cell>
          <table:table-cell table:style-name="ce14" table:formula="of:=[.E10]+[.C11]" office:value-type="float" office:value="4294963316">
            <text:p>4294963316</text:p>
          </table:table-cell>
          <table:table-cell table:formula="of:=IF([.E11]&gt;HEX2DEC([.A7]);1;0)" office:value-type="float" office:value="0">
            <text:p>0</text:p>
          </table:table-cell>
          <table:table-cell table:formula="of:=DEC2HEX([.H11];9)" office:value-type="string" office:string-value="0FFFFF074">
            <text:p>0FFFFF074</text:p>
          </table:table-cell>
          <table:table-cell table:formula="of:=IF([.I10];[.H10]-HEX2DEC([.A8])+[.K10]+1-[.C11];[.H10]+[.C11])" office:value-type="float" office:value="4294963316">
            <text:p>4294963316</text:p>
          </table:table-cell>
          <table:table-cell table:style-name="ce19" table:formula="of:=IF([.H11]&gt;HEX2DEC([.A7]);1;0)" office:value-type="float" office:value="0">
            <text:p>0</text:p>
          </table:table-cell>
          <table:table-cell table:formula="of:=DEC2HEX([.K11];8)" office:value-type="string" office:string-value="00000000">
            <text:p>00000000</text:p>
          </table:table-cell>
          <table:table-cell table:formula="of:=IF([.I11];HEX2DEC([.A7])-HEX2DEC([.L12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HEX2DEC([.L11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D0</text:p>
          </table:table-cell>
          <table:table-cell table:formula="of:=HEX2DEC([.B12])" office:value-type="float" office:value="2000">
            <text:p>2000</text:p>
          </table:table-cell>
          <table:table-cell table:formula="of:=DEC2HEX([.E12];9)" office:value-type="string" office:string-value="0FFFFF844">
            <text:p>0FFFFF844</text:p>
          </table:table-cell>
          <table:table-cell table:style-name="ce14" table:formula="of:=[.E11]+[.C12]" office:value-type="float" office:value="4294965316">
            <text:p>4294965316</text:p>
          </table:table-cell>
          <table:table-cell table:formula="of:=IF([.E12]&gt;HEX2DEC([.A7]);1;0)" office:value-type="float" office:value="0">
            <text:p>0</text:p>
          </table:table-cell>
          <table:table-cell table:formula="of:=DEC2HEX([.H12];9)" office:value-type="string" office:string-value="0FFFFF844">
            <text:p>0FFFFF844</text:p>
          </table:table-cell>
          <table:table-cell table:formula="of:=IF([.I11];[.H11]-HEX2DEC([.A8])+[.K11]+1-[.C12];[.H11]+[.C12])" office:value-type="float" office:value="4294965316">
            <text:p>4294965316</text:p>
          </table:table-cell>
          <table:table-cell table:style-name="ce19" table:formula="of:=IF([.H12]&gt;HEX2DEC([.A7]);1;0)" office:value-type="float" office:value="0">
            <text:p>0</text:p>
          </table:table-cell>
          <table:table-cell table:formula="of:=DEC2HEX([.K12];8)" office:value-type="string" office:string-value="00000000">
            <text:p>00000000</text:p>
          </table:table-cell>
          <table:table-cell table:formula="of:=IF([.I12];HEX2DEC([.A7])-HEX2DEC([.L13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HEX2DEC([.L12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3E8</text:p>
          </table:table-cell>
          <table:table-cell table:style-name="ce7" table:formula="of:=HEX2DEC([.B13])" office:value-type="float" office:value="1000">
            <text:p>1000</text:p>
          </table:table-cell>
          <table:table-cell table:style-name="ce11" table:formula="of:=DEC2HEX([.E13];9)" office:value-type="string" office:string-value="0FFFFFC2C">
            <text:p>0FFFFFC2C</text:p>
          </table:table-cell>
          <table:table-cell table:formula="of:=[.E12]+[.C13]" office:value-type="float" office:value="4294966316">
            <text:p>4294966316</text:p>
          </table:table-cell>
          <table:table-cell table:formula="of:=IF([.E13]&gt;HEX2DEC([.A7]);1;0)" office:value-type="float" office:value="0">
            <text:p>0</text:p>
          </table:table-cell>
          <table:table-cell table:formula="of:=DEC2HEX([.H13];9)" office:value-type="string" office:string-value="0FFFFFC2C">
            <text:p>0FFFFFC2C</text:p>
          </table:table-cell>
          <table:table-cell table:formula="of:=IF([.I12];[.H12]-HEX2DEC([.A8])+[.K12]+1-[.C13];[.H12]+[.C13])" office:value-type="float" office:value="4294966316">
            <text:p>4294966316</text:p>
          </table:table-cell>
          <table:table-cell table:style-name="ce20" table:formula="of:=IF([.H13]&gt;HEX2DEC([.A7]);1;0)" office:value-type="float" office:value="0">
            <text:p>0</text:p>
          </table:table-cell>
          <table:table-cell table:formula="of:=DEC2HEX([.K13];8)" office:value-type="string" office:string-value="00000000">
            <text:p>00000000</text:p>
          </table:table-cell>
          <table:table-cell table:formula="of:=IF([.I13];HEX2DEC([.A7])-HEX2DEC([.L14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HEX2DEC([.L13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C8</text:p>
          </table:table-cell>
          <table:table-cell table:style-name="ce6" table:formula="of:=HEX2DEC([.B14])" office:value-type="float" office:value="200">
            <text:p>200</text:p>
          </table:table-cell>
          <table:table-cell table:style-name="ce9" table:formula="of:=DEC2HEX([.E14];9)" office:value-type="string" office:string-value="0FFFFFCF4">
            <text:p>0FFFFFCF4</text:p>
          </table:table-cell>
          <table:table-cell table:style-name="ce13" table:formula="of:=[.E13]+[.C14]" office:value-type="float" office:value="4294966516">
            <text:p>4294966516</text:p>
          </table:table-cell>
          <table:table-cell table:formula="of:=IF([.E14]&gt;HEX2DEC([.A7]);1;0)" office:value-type="float" office:value="0">
            <text:p>0</text:p>
          </table:table-cell>
          <table:table-cell table:formula="of:=DEC2HEX([.H14];9)" office:value-type="string" office:string-value="0FFFFFCF4">
            <text:p>0FFFFFCF4</text:p>
          </table:table-cell>
          <table:table-cell table:formula="of:=IF([.I13];[.H13]-HEX2DEC([.A8])+[.K13]+1-[.C14];[.H13]+[.C14])" office:value-type="float" office:value="4294966516">
            <text:p>4294966516</text:p>
          </table:table-cell>
          <table:table-cell table:style-name="ce18" table:formula="of:=IF([.H14]&gt;HEX2DEC([.A7]);1;0)" office:value-type="float" office:value="0">
            <text:p>0</text:p>
          </table:table-cell>
          <table:table-cell table:formula="of:=DEC2HEX([.K14];8)" office:value-type="string" office:string-value="00000000">
            <text:p>00000000</text:p>
          </table:table-cell>
          <table:table-cell table:formula="of:=IF([.I14];HEX2DEC([.A7])-HEX2DEC([.L15]);0)" office:value-type="float" office:value="0">
            <text:p>0</text:p>
          </table:table-cell>
          <table:table-cell office:value-type="string">
            <text:p>3E8</text:p>
          </table:table-cell>
          <table:table-cell table:formula="of:=HEX2DEC([.L14])" office:value-type="float" office:value="1000">
            <text:p>10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90</text:p>
          </table:table-cell>
          <table:table-cell table:formula="of:=HEX2DEC([.B15])" office:value-type="float" office:value="400">
            <text:p>400</text:p>
          </table:table-cell>
          <table:table-cell table:formula="of:=DEC2HEX([.E15];9)" office:value-type="string" office:string-value="0FFFFFE84">
            <text:p>0FFFFFE84</text:p>
          </table:table-cell>
          <table:table-cell table:style-name="ce14" table:formula="of:=[.E14]+[.C15]" office:value-type="float" office:value="4294966916">
            <text:p>4294966916</text:p>
          </table:table-cell>
          <table:table-cell table:formula="of:=IF([.E15]&gt;HEX2DEC([.A7]);1;0)" office:value-type="float" office:value="0">
            <text:p>0</text:p>
          </table:table-cell>
          <table:table-cell table:formula="of:=DEC2HEX([.H15];9)" office:value-type="string" office:string-value="0FFFFFE84">
            <text:p>0FFFFFE84</text:p>
          </table:table-cell>
          <table:table-cell table:formula="of:=IF([.I14];[.H14]-HEX2DEC([.A8])+[.K14]+1-[.C15];[.H14]+[.C15])" office:value-type="float" office:value="4294966916">
            <text:p>4294966916</text:p>
          </table:table-cell>
          <table:table-cell table:style-name="ce19" table:formula="of:=IF([.H15]&gt;HEX2DEC([.A7]);1;0)" office:value-type="float" office:value="0">
            <text:p>0</text:p>
          </table:table-cell>
          <table:table-cell table:formula="of:=DEC2HEX([.K15];8)" office:value-type="string" office:string-value="00000000">
            <text:p>00000000</text:p>
          </table:table-cell>
          <table:table-cell table:formula="of:=IF([.I15];HEX2DEC([.A7])-HEX2DEC([.L16]);0)" office:value-type="float" office:value="0">
            <text:p>0</text:p>
          </table:table-cell>
          <table:table-cell office:value-type="string">
            <text:p>0</text:p>
          </table:table-cell>
          <table:table-cell table:formula="of:=HEX2DEC([.L15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8</text:p>
          </table:table-cell>
          <table:table-cell table:formula="of:=HEX2DEC([.B16])" office:value-type="float" office:value="200">
            <text:p>200</text:p>
          </table:table-cell>
          <table:table-cell table:formula="of:=DEC2HEX([.E16];9)" office:value-type="string" office:string-value="0FFFFFF4C">
            <text:p>0FFFFFF4C</text:p>
          </table:table-cell>
          <table:table-cell table:style-name="ce14" table:formula="of:=[.E15]+[.C16]" office:value-type="float" office:value="4294967116">
            <text:p>4294967116</text:p>
          </table:table-cell>
          <table:table-cell table:formula="of:=IF([.E16]&gt;HEX2DEC([.A7]);1;0)" office:value-type="float" office:value="0">
            <text:p>0</text:p>
          </table:table-cell>
          <table:table-cell table:formula="of:=DEC2HEX([.H16];9)" office:value-type="string" office:string-value="0FFFFFF4C">
            <text:p>0FFFFFF4C</text:p>
          </table:table-cell>
          <table:table-cell table:formula="of:=IF([.I15];[.H15]-HEX2DEC([.A8])+[.K15]+1-[.C16];[.H15]+[.C16])" office:value-type="float" office:value="4294967116">
            <text:p>4294967116</text:p>
          </table:table-cell>
          <table:table-cell table:style-name="ce19" table:formula="of:=IF([.H16]&gt;HEX2DEC([.A7]);1;0)" office:value-type="float" office:value="0">
            <text:p>0</text:p>
          </table:table-cell>
          <table:table-cell table:formula="of:=DEC2HEX([.K16];8)" office:value-type="string" office:string-value="00000000">
            <text:p>00000000</text:p>
          </table:table-cell>
          <table:table-cell table:formula="of:=IF([.I16];HEX2DEC([.A7])-HEX2DEC([.L17]);0)" office:value-type="float" office:value="0">
            <text:p>0</text:p>
          </table:table-cell>
          <table:table-cell office:value-type="string">
            <text:p>0</text:p>
          </table:table-cell>
          <table:table-cell table:formula="of:=HEX2DEC([.L16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64</text:p>
          </table:table-cell>
          <table:table-cell table:style-name="ce7" table:formula="of:=HEX2DEC([.B17])" office:value-type="float" office:value="100">
            <text:p>100</text:p>
          </table:table-cell>
          <table:table-cell table:style-name="ce11" table:formula="of:=DEC2HEX([.E17];9)" office:value-type="string" office:string-value="0FFFFFFB0">
            <text:p>0FFFFFFB0</text:p>
          </table:table-cell>
          <table:table-cell table:formula="of:=[.E16]+[.C17]" office:value-type="float" office:value="4294967216">
            <text:p>4294967216</text:p>
          </table:table-cell>
          <table:table-cell table:formula="of:=IF([.E17]&gt;HEX2DEC([.A7]);1;0)" office:value-type="float" office:value="0">
            <text:p>0</text:p>
          </table:table-cell>
          <table:table-cell table:formula="of:=DEC2HEX([.H17];9)" office:value-type="string" office:string-value="0FFFFFFB0">
            <text:p>0FFFFFFB0</text:p>
          </table:table-cell>
          <table:table-cell table:formula="of:=IF([.I16];[.H16]-HEX2DEC([.A8])+[.K16]+1-[.C17];[.H16]+[.C17])" office:value-type="float" office:value="4294967216">
            <text:p>4294967216</text:p>
          </table:table-cell>
          <table:table-cell table:style-name="ce20" table:formula="of:=IF([.H17]&gt;HEX2DEC([.A7]);1;0)" office:value-type="float" office:value="0">
            <text:p>0</text:p>
          </table:table-cell>
          <table:table-cell table:formula="of:=DEC2HEX([.K17];8)" office:value-type="string" office:string-value="00000000">
            <text:p>00000000</text:p>
          </table:table-cell>
          <table:table-cell table:formula="of:=IF([.I17];HEX2DEC([.A7])-HEX2DEC([.L18]);0)" office:value-type="float" office:value="0">
            <text:p>0</text:p>
          </table:table-cell>
          <table:table-cell office:value-type="string">
            <text:p>0</text:p>
          </table:table-cell>
          <table:table-cell table:formula="of:=HEX2DEC([.L17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14</text:p>
          </table:table-cell>
          <table:table-cell table:style-name="ce6" table:formula="of:=HEX2DEC([.B18])" office:value-type="float" office:value="20">
            <text:p>20</text:p>
          </table:table-cell>
          <table:table-cell table:style-name="ce9" table:formula="of:=DEC2HEX([.E18];9)" office:value-type="string" office:string-value="0FFFFFFC4">
            <text:p>0FFFFFFC4</text:p>
          </table:table-cell>
          <table:table-cell table:style-name="ce13" table:formula="of:=[.E17]+[.C18]" office:value-type="float" office:value="4294967236">
            <text:p>4294967236</text:p>
          </table:table-cell>
          <table:table-cell table:formula="of:=IF([.E18]&gt;HEX2DEC([.A7]);1;0)" office:value-type="float" office:value="0">
            <text:p>0</text:p>
          </table:table-cell>
          <table:table-cell table:formula="of:=DEC2HEX([.H18];9)" office:value-type="string" office:string-value="0FFFFFFC4">
            <text:p>0FFFFFFC4</text:p>
          </table:table-cell>
          <table:table-cell table:formula="of:=IF([.I17];[.H17]-HEX2DEC([.A8])+[.K17]+1-[.C18];[.H17]+[.C18])" office:value-type="float" office:value="4294967236">
            <text:p>4294967236</text:p>
          </table:table-cell>
          <table:table-cell table:style-name="ce18" table:formula="of:=IF([.H18]&gt;HEX2DEC([.A7]);1;0)" office:value-type="float" office:value="0">
            <text:p>0</text:p>
          </table:table-cell>
          <table:table-cell table:formula="of:=DEC2HEX([.K18];8)" office:value-type="string" office:string-value="00000000">
            <text:p>00000000</text:p>
          </table:table-cell>
          <table:table-cell table:formula="of:=IF([.I18];HEX2DEC([.A7])-HEX2DEC([.L19]);0)" office:value-type="float" office:value="0">
            <text:p>0</text:p>
          </table:table-cell>
          <table:table-cell office:value-type="string">
            <text:p>44</text:p>
          </table:table-cell>
          <table:table-cell table:formula="of:=HEX2DEC([.L18])" office:value-type="float" office:value="68">
            <text:p>6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8</text:p>
          </table:table-cell>
          <table:table-cell table:formula="of:=HEX2DEC([.B19])" office:value-type="float" office:value="40">
            <text:p>40</text:p>
          </table:table-cell>
          <table:table-cell table:formula="of:=DEC2HEX([.E19];9)" office:value-type="string" office:string-value="0FFFFFFEC">
            <text:p>0FFFFFFEC</text:p>
          </table:table-cell>
          <table:table-cell table:style-name="ce14" table:formula="of:=[.E18]+[.C19]" office:value-type="float" office:value="4294967276">
            <text:p>4294967276</text:p>
          </table:table-cell>
          <table:table-cell table:formula="of:=IF([.E19]&gt;HEX2DEC([.A7]);1;0)" office:value-type="float" office:value="0">
            <text:p>0</text:p>
          </table:table-cell>
          <table:table-cell table:formula="of:=DEC2HEX([.H19];9)" office:value-type="string" office:string-value="0FFFFFFEC">
            <text:p>0FFFFFFEC</text:p>
          </table:table-cell>
          <table:table-cell table:formula="of:=IF([.I18];[.H18]-HEX2DEC([.A8])+[.K18]+1-[.C19];[.H18]+[.C19])" office:value-type="float" office:value="4294967276">
            <text:p>4294967276</text:p>
          </table:table-cell>
          <table:table-cell table:style-name="ce21" table:formula="of:=IF([.H19]&gt;HEX2DEC([.A7]);1;0)" office:value-type="float" office:value="0">
            <text:p>0</text:p>
          </table:table-cell>
          <table:table-cell table:formula="of:=DEC2HEX([.K19];8)" office:value-type="string" office:string-value="00000000">
            <text:p>00000000</text:p>
          </table:table-cell>
          <table:table-cell table:formula="of:=IF([.I19];HEX2DEC([.A7])-HEX2DEC([.L20]);0)" office:value-type="float" office:value="0">
            <text:p>0</text:p>
          </table:table-cell>
          <table:table-cell office:value-type="string">
            <text:p>0</text:p>
          </table:table-cell>
          <table:table-cell table:formula="of:=HEX2DEC([.L19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4</text:p>
          </table:table-cell>
          <table:table-cell table:formula="of:=HEX2DEC([.B20])" office:value-type="float" office:value="20">
            <text:p>20</text:p>
          </table:table-cell>
          <table:table-cell table:formula="of:=DEC2HEX([.E20];9)" office:value-type="string" office:string-value="100000000">
            <text:p>100000000</text:p>
          </table:table-cell>
          <table:table-cell table:style-name="ce14" table:formula="of:=[.E19]+[.C20]" office:value-type="float" office:value="4294967296">
            <text:p>4294967296</text:p>
          </table:table-cell>
          <table:table-cell table:formula="of:=IF([.E20]&gt;HEX2DEC([.A7]);1;0)" office:value-type="float" office:value="1">
            <text:p>1</text:p>
          </table:table-cell>
          <table:table-cell table:formula="of:=DEC2HEX([.H20];9)" office:value-type="string" office:string-value="100000000">
            <text:p>100000000</text:p>
          </table:table-cell>
          <table:table-cell table:formula="of:=IF([.I19];[.H19]-HEX2DEC([.A8])+[.K19]+1-[.C20];[.H19]+[.C20])" office:value-type="float" office:value="4294967296">
            <text:p>4294967296</text:p>
          </table:table-cell>
          <table:table-cell table:style-name="ce21" table:formula="of:=IF([.H20]&gt;HEX2DEC([.A7]);1;0)" office:value-type="float" office:value="1">
            <text:p>1</text:p>
          </table:table-cell>
          <table:table-cell table:formula="of:=DEC2HEX([.K20];8)" office:value-type="string" office:string-value="FFFFFFFF">
            <text:p>FFFFFFFF</text:p>
          </table:table-cell>
          <table:table-cell table:formula="of:=IF([.I20];HEX2DEC([.A7])-HEX2DEC([.L21]);0)" office:value-type="float" office:value="4294967295">
            <text:p>4294967295</text:p>
          </table:table-cell>
          <table:table-cell office:value-type="string">
            <text:p>0</text:p>
          </table:table-cell>
          <table:table-cell table:formula="of:=HEX2DEC([.L20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A</text:p>
          </table:table-cell>
          <table:table-cell table:style-name="ce7" table:formula="of:=HEX2DEC([.B21])" office:value-type="float" office:value="10">
            <text:p>10</text:p>
          </table:table-cell>
          <table:table-cell table:style-name="ce11" table:formula="of:=DEC2HEX([.E21];9)" office:value-type="string" office:string-value="10000000A">
            <text:p>10000000A</text:p>
          </table:table-cell>
          <table:table-cell table:formula="of:=[.E20]+[.C21]" office:value-type="float" office:value="4294967306">
            <text:p>4294967306</text:p>
          </table:table-cell>
          <table:table-cell table:formula="of:=IF([.E21]&gt;HEX2DEC([.A7]);1;0)" office:value-type="float" office:value="1">
            <text:p>1</text:p>
          </table:table-cell>
          <table:table-cell table:formula="of:=DEC2HEX([.H21];9)" office:value-type="string" office:string-value="0FFFFFFF6">
            <text:p>0FFFFFFF6</text:p>
          </table:table-cell>
          <table:table-cell table:formula="of:=IF([.I20];[.H20]-HEX2DEC([.A8])+[.K20]+1-[.C21];[.H20]+[.C21])" office:value-type="float" office:value="4294967286">
            <text:p>4294967286</text:p>
          </table:table-cell>
          <table:table-cell table:style-name="ce22" table:formula="of:=IF([.H21]&gt;HEX2DEC([.A7]);1;0)" office:value-type="float" office:value="0">
            <text:p>0</text:p>
          </table:table-cell>
          <table:table-cell table:formula="of:=DEC2HEX([.K21];8)" office:value-type="string" office:string-value="00000000">
            <text:p>00000000</text:p>
          </table:table-cell>
          <table:table-cell table:formula="of:=IF([.I21];HEX2DEC([.A7])-HEX2DEC([.L22]);0)" office:value-type="float" office:value="0">
            <text:p>0</text:p>
          </table:table-cell>
          <table:table-cell office:value-type="string">
            <text:p>0</text:p>
          </table:table-cell>
          <table:table-cell table:formula="of:=HEX2DEC([.L21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2</text:p>
          </table:table-cell>
          <table:table-cell table:style-name="ce6" table:formula="of:=HEX2DEC([.B22])" office:value-type="float" office:value="2">
            <text:p>2</text:p>
          </table:table-cell>
          <table:table-cell table:style-name="ce9" table:formula="of:=DEC2HEX([.E22];9)" office:value-type="string" office:string-value="100000002">
            <text:p>100000002</text:p>
          </table:table-cell>
          <table:table-cell table:formula="of:=IF([.F21];HEX2DEC([.D21])-HEX2DEC([.A8])+HEX2DEC([.A7])+[.C22]-IF([.F21];[.M22];0)+1;[.E21]+[.C22])" office:value-type="float" office:value="4294967298">
            <text:p>4294967298</text:p>
          </table:table-cell>
          <table:table-cell table:formula="of:=IF([.E22]&gt;HEX2DEC([.A7]);1;0)" office:value-type="float" office:value="1">
            <text:p>1</text:p>
          </table:table-cell>
          <table:table-cell table:formula="of:=DEC2HEX([.H22];9)" office:value-type="string" office:string-value="0FFFFFFF8">
            <text:p>0FFFFFFF8</text:p>
          </table:table-cell>
          <table:table-cell table:formula="of:=IF([.I21];[.H21]-HEX2DEC([.A8])+[.K21]+1-[.C22];[.H21]+[.C22])" office:value-type="float" office:value="4294967288">
            <text:p>4294967288</text:p>
          </table:table-cell>
          <table:table-cell table:style-name="ce18" table:formula="of:=IF([.H22]&gt;HEX2DEC([.A7]);1;0)" office:value-type="float" office:value="0">
            <text:p>0</text:p>
          </table:table-cell>
          <table:table-cell table:formula="of:=DEC2HEX([.K22];8)" office:value-type="string" office:string-value="00000000">
            <text:p>00000000</text:p>
          </table:table-cell>
          <table:table-cell table:formula="of:=IF([.I22];HEX2DEC([.A7])-HEX2DEC([.L23]);0)" office:value-type="float" office:value="0">
            <text:p>0</text:p>
          </table:table-cell>
          <table:table-cell office:value-type="string">
            <text:p>A</text:p>
          </table:table-cell>
          <table:table-cell table:formula="of:=HEX2DEC([.L22])" office:value-type="float" office:value="10">
            <text:p>10</text:p>
          </table:table-cell>
          <table:table-cell table:formula="of:=HEX2DEC([.A7])-HEX2DEC([.L22])" office:value-type="float" office:value="4294967285">
            <text:p>4294967285</text:p>
          </table:table-cell>
          <table:table-cell table:formula="of:=DEC2HEX([.N22];8)" office:value-type="string" office:string-value="FFFFFFF5">
            <text:p>FFFFFFF5</text:p>
          </table:table-cell>
        </table:table-row>
        <table:table-row table:style-name="ro2">
          <table:table-cell/>
          <table:table-cell office:value-type="string">
            <text:p>4</text:p>
          </table:table-cell>
          <table:table-cell table:formula="of:=HEX2DEC([.B23])" office:value-type="float" office:value="4">
            <text:p>4</text:p>
          </table:table-cell>
          <table:table-cell table:formula="of:=DEC2HEX([.E23];9)" office:value-type="string" office:string-value="0FFFFFFFE">
            <text:p>0FFFFFFFE</text:p>
          </table:table-cell>
          <table:table-cell table:formula="of:=IF([.F22];HEX2DEC([.D22])-HEX2DEC([.A8])+HEX2DEC([.A7])-[.C23]+1;[.E22]+[.C23])" office:value-type="float" office:value="4294967294">
            <text:p>4294967294</text:p>
          </table:table-cell>
          <table:table-cell table:formula="of:=IF([.E23]&gt;HEX2DEC([.A7]);1;0)" office:value-type="float" office:value="0">
            <text:p>0</text:p>
          </table:table-cell>
          <table:table-cell table:formula="of:=DEC2HEX([.H23];9)" office:value-type="string" office:string-value="0FFFFFFFC">
            <text:p>0FFFFFFFC</text:p>
          </table:table-cell>
          <table:table-cell table:formula="of:=IF([.I22];[.H22]-HEX2DEC([.A8])+[.K22]+1-[.C23];[.H22]+[.C23])" office:value-type="float" office:value="4294967292">
            <text:p>4294967292</text:p>
          </table:table-cell>
          <table:table-cell table:style-name="ce19" table:formula="of:=IF([.H23]&gt;HEX2DEC([.A7]);1;0)" office:value-type="float" office:value="0">
            <text:p>0</text:p>
          </table:table-cell>
          <table:table-cell table:formula="of:=DEC2HEX([.K23];8)" office:value-type="string" office:string-value="00000000">
            <text:p>00000000</text:p>
          </table:table-cell>
          <table:table-cell table:formula="of:=IF([.I23];HEX2DEC([.A7])-HEX2DEC([.L24]);0)" office:value-type="float" office:value="0">
            <text:p>0</text:p>
          </table:table-cell>
          <table:table-cell office:value-type="string">
            <text:p>0</text:p>
          </table:table-cell>
          <table:table-cell table:formula="of:=HEX2DEC([.L23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</text:p>
          </table:table-cell>
          <table:table-cell table:formula="of:=HEX2DEC([.B24])" office:value-type="float" office:value="2">
            <text:p>2</text:p>
          </table:table-cell>
          <table:table-cell table:formula="of:=DEC2HEX([.E24];9)" office:value-type="string" office:string-value="100000000">
            <text:p>100000000</text:p>
          </table:table-cell>
          <table:table-cell table:formula="of:=IF([.F23];HEX2DEC([.D23])-HEX2DEC([.A8])+HEX2DEC([.A7])-[.C24]+1;[.E23]+[.C24])" office:value-type="float" office:value="4294967296">
            <text:p>4294967296</text:p>
          </table:table-cell>
          <table:table-cell table:formula="of:=IF([.E24]&gt;HEX2DEC([.A7]);1;0)" office:value-type="float" office:value="1">
            <text:p>1</text:p>
          </table:table-cell>
          <table:table-cell table:formula="of:=DEC2HEX([.H24];9)" office:value-type="string" office:string-value="0FFFFFFFE">
            <text:p>0FFFFFFFE</text:p>
          </table:table-cell>
          <table:table-cell table:formula="of:=IF([.I23];[.H23]-HEX2DEC([.A8])+[.K23]+1-[.C24];[.H23]+[.C24])" office:value-type="float" office:value="4294967294">
            <text:p>4294967294</text:p>
          </table:table-cell>
          <table:table-cell table:style-name="ce19" table:formula="of:=IF([.H24]&gt;HEX2DEC([.A7]);1;0)" office:value-type="float" office:value="0">
            <text:p>0</text:p>
          </table:table-cell>
          <table:table-cell table:formula="of:=DEC2HEX([.K24];8)" office:value-type="string" office:string-value="00000000">
            <text:p>00000000</text:p>
          </table:table-cell>
          <table:table-cell table:formula="of:=IF([.I24];HEX2DEC([.A7])-HEX2DEC([.L25]);0)" office:value-type="float" office:value="0">
            <text:p>0</text:p>
          </table:table-cell>
          <table:table-cell office:value-type="string">
            <text:p>0</text:p>
          </table:table-cell>
          <table:table-cell table:formula="of:=HEX2DEC([.L24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1</text:p>
          </table:table-cell>
          <table:table-cell table:style-name="ce7" table:formula="of:=HEX2DEC([.B25])" office:value-type="float" office:value="1">
            <text:p>1</text:p>
          </table:table-cell>
          <table:table-cell table:style-name="ce11" table:formula="of:=DEC2HEX([.E25];9)" office:value-type="string" office:string-value="0FFFFFFFF">
            <text:p>0FFFFFFFF</text:p>
          </table:table-cell>
          <table:table-cell table:formula="of:=IF([.F24];HEX2DEC([.D24])-HEX2DEC([.A8])+HEX2DEC([.A7])-[.C25]+1;[.E24]+[.C25])" office:value-type="float" office:value="4294967295">
            <text:p>4294967295</text:p>
          </table:table-cell>
          <table:table-cell table:formula="of:=IF([.E25]&gt;HEX2DEC([.A7]);1;0)" office:value-type="float" office:value="0">
            <text:p>0</text:p>
          </table:table-cell>
          <table:table-cell table:formula="of:=DEC2HEX([.H25];9)" office:value-type="string" office:string-value="0FFFFFFFF">
            <text:p>0FFFFFFFF</text:p>
          </table:table-cell>
          <table:table-cell table:formula="of:=IF([.I24];[.H24]-HEX2DEC([.A8])+[.K24]+1-[.C25];[.H24]+[.C25])" office:value-type="float" office:value="4294967295">
            <text:p>4294967295</text:p>
          </table:table-cell>
          <table:table-cell table:style-name="ce20" table:formula="of:=IF([.H25]&gt;HEX2DEC([.A7]);1;0)" office:value-type="float" office:value="0">
            <text:p>0</text:p>
          </table:table-cell>
          <table:table-cell table:formula="of:=DEC2HEX([.K25];8)" office:value-type="string" office:string-value="00000000">
            <text:p>00000000</text:p>
          </table:table-cell>
          <table:table-cell table:formula="of:=IF([.I25];HEX2DEC([.A7])-HEX2DEC([.L26]);0)" office:value-type="float" office:value="0">
            <text:p>0</text:p>
          </table:table-cell>
          <table:table-cell office:value-type="string">
            <text:p>0</text:p>
          </table:table-cell>
          <table:table-cell table:formula="of:=HEX2DEC([.L25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>
            <text:p>1</text:p>
          </table:table-cell>
          <table:table-cell table:style-name="ce8" table:formula="of:=HEX2DEC([.B26])" office:value-type="float" office:value="1">
            <text:p>1</text:p>
          </table:table-cell>
          <table:table-cell table:style-name="ce12" table:formula="of:=DEC2HEX([.E26];9)" office:value-type="string" office:string-value="100000000">
            <text:p>100000000</text:p>
          </table:table-cell>
          <table:table-cell table:style-name="ce16" table:formula="of:=[.E25]+[.C26]" office:value-type="float" office:value="4294967296">
            <text:p>4294967296</text:p>
          </table:table-cell>
          <table:table-cell table:formula="of:=IF([.E26]&gt;HEX2DEC([.A7]);1;0)" office:value-type="float" office:value="1">
            <text:p>1</text:p>
          </table:table-cell>
          <table:table-cell table:formula="of:=DEC2HEX([.H26];9)" office:value-type="string" office:string-value="100000000">
            <text:p>100000000</text:p>
          </table:table-cell>
          <table:table-cell table:formula="of:=IF([.I25];[.H25]-HEX2DEC([.A8])+[.K25]+1-[.C26];[.H25]+[.C26])" office:value-type="float" office:value="4294967296">
            <text:p>4294967296</text:p>
          </table:table-cell>
          <table:table-cell table:formula="of:=IF([.H26]&gt;HEX2DEC([.A7]);1;0)" office:value-type="float" office:value="1">
            <text:p>1</text:p>
          </table:table-cell>
          <table:table-cell table:formula="of:=DEC2HEX([.K26];8)" office:value-type="string" office:string-value="0000007F">
            <text:p>0000007F</text:p>
          </table:table-cell>
          <table:table-cell table:formula="of:=IF([.I26];HEX2DEC([.A7])-HEX2DEC([.L7]);0)" office:value-type="float" office:value="127">
            <text:p>127</text:p>
          </table:table-cell>
          <table:table-cell office:value-type="string">
            <text:p>1</text:p>
          </table:table-cell>
          <table:table-cell table:formula="of:=HEX2DEC([.L26])" office:value-type="float" office:value="1">
            <text:p>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adornments="Regular" style:font-pitch="fixed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12/29/2010</text:date>, <text:time>12:0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8T22:27:37</meta:creation-date>
    <dc:date>2010-12-29T12:04:19</dc:date>
    <meta:editing-duration>PT01H28M03S</meta:editing-duration>
    <meta:editing-cycles>4</meta:editing-cycles>
    <meta:generator>OpenOffice.org/3.2$Linux OpenOffice.org_project/320m12$Build-9483</meta:generator>
    <meta:document-statistic meta:table-count="3" meta:cell-count="250" meta:object-count="0"/>
  </office:meta>
</office:document-meta>
</file>